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weight="bold" style:font-weight-asian="bold" style:font-weight-complex="bold"/>
    </style:style>
    <style:style style:name="ce2" style:family="table-cell" style:parent-style-name="Default">
      <style:text-properties style:font-name="Ubuntu"/>
    </style:style>
    <style:style style:name="ce3" style:family="table-cell" style:parent-style-name="Default" style:data-style-name="N122"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YTop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c1</text:p>
          </table:table-cell>
          <table:table-cell office:value-type="float" office:value="-0.689" calcext:value-type="float">
            <text:p>-0.689</text:p>
          </table:table-cell>
        </table:table-row>
        <table:table-row table:style-name="ro1">
          <table:table-cell office:value-type="string" calcext:value-type="string">
            <text:p>Loc2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string" calcext:value-type="string">
            <text:p>Loc3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string" calcext:value-type="string">
            <text:p>Loc4</text:p>
          </table:table-cell>
          <table:table-cell office:value-type="float" office:value="-0.394" calcext:value-type="float">
            <text:p>-0.394</text:p>
          </table:table-cell>
        </table:table-row>
      </table:table>
      <table:table table:name="Loc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lay</text:p>
          </table:table-cell>
          <table:table-cell table:style-name="ce1" office:value-type="string" calcext:value-type="string">
            <text:p>SD</text:p>
          </table:table-cell>
          <table:table-cell table:number-columns-repeated="1021"/>
        </table:table-row>
        <table:table-row table:style-name="ro1">
          <table:table-cell table:style-name="ce1" table:formula="of:=[$YTop.B1]-0.5" office:value-type="float" office:value="-1.189" calcext:value-type="float">
            <text:p>-1.189</text:p>
          </table:table-cell>
          <table:table-cell table:style-name="ce1" office:value-type="float" office:value="1.71" calcext:value-type="float">
            <text:p>1.71</text:p>
          </table:table-cell>
          <table:table-cell table:style-name="ce1" office:value-type="float" office:value="0.22" calcext:value-type="float">
            <text:p>0.22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formula="of:=[$YTop.B1]-1" office:value-type="float" office:value="-1.689" calcext:value-type="float">
            <text:p>-1.689</text:p>
          </table:table-cell>
          <table:table-cell office:value-type="float" office:value="0.47" calcext:value-type="float">
            <text:p>0.47</text:p>
          </table:table-cell>
          <table:table-cell table:style-name="ce3" office:value-type="float" office:value="0.08" calcext:value-type="float">
            <text:p>0.0800</text:p>
          </table:table-cell>
          <table:table-cell table:style-name="ce3"/>
          <table:table-cell table:number-columns-repeated="1020"/>
        </table:table-row>
        <table:table-row table:style-name="ro1" table:number-rows-repeated="34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2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table:formula="of:=[$YTop.B2]-0.5" office:value-type="float" office:value="-0.414" calcext:value-type="float">
            <text:p>-0.414</text:p>
          </table:table-cell>
          <table:table-cell office:value-type="float" office:value="2.01" calcext:value-type="float">
            <text:p>2.01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table:formula="of:=[$YTop.B2]-1" office:value-type="float" office:value="-0.914" calcext:value-type="float">
            <text:p>-0.914</text:p>
          </table:table-cell>
          <table:table-cell table:style-name="ce2" office:value-type="float" office:value="0.79" calcext:value-type="float">
            <text:p>0.79</text:p>
          </table:table-cell>
          <table:table-cell table:style-name="ce3" office:value-type="float" office:value="0.15" calcext:value-type="float">
            <text:p>0.1500</text:p>
          </table:table-cell>
        </table:table-row>
      </table:table>
      <table:table table:name="Loc3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table:formula="of:=[$YTop.B3]-0.5" office:value-type="float" office:value="0.266" calcext:value-type="float">
            <text:p>0.266</text:p>
          </table:table-cell>
          <table:table-cell office:value-type="float" office:value="0.61" calcext:value-type="float">
            <text:p>0.6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/>
          <table:table-cell table:style-name="ce2"/>
          <table:table-cell table:style-name="ce3"/>
        </table:table-row>
      </table:table>
      <table:table table:name="Loc4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table:formula="of:=[$YTop.B4]-0.5" office:value-type="float" office:value="-0.894" calcext:value-type="float">
            <text:p>-0.894</text:p>
          </table:table-cell>
          <table:table-cell office:value-type="float" office:value="0.99" calcext:value-type="float">
            <text:p>0.99</text:p>
          </table:table-cell>
          <table:table-cell office:value-type="float" office:value="0.06" calcext:value-type="float">
            <text:p>0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>
      <style:text-properties style:font-name="Ubuntu" fo:font-family="Ubuntu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10:52:05.301787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11:33:53.847211138</meta:creation-date>
    <dc:title>UbuntuFont</dc:title>
    <meta:editing-duration>PT6M1S</meta:editing-duration>
    <meta:editing-cycles>5</meta:editing-cycles>
    <meta:generator>LibreOffice/6.0.7.3$Linux_X86_64 LibreOffice_project/00m0$Build-3</meta:generator>
    <meta:initial-creator>Edwin Saavedra C</meta:initial-creator>
    <dc:date>2020-08-07T10:54:28.847801025</dc:date>
    <dc:creator>Edwin Saavedra C</dc:creator>
    <meta:document-statistic meta:table-count="5" meta:cell-count="38" meta:object-count="0"/>
    <meta:template xlink:type="simple" xlink:actuate="onRequest" xlink:title="UbuntuFont" xlink:href="../../../../../../../Templates/UbuntuFont1.ots" meta:date="2020-08-06T11:33:53.445935556"/>
  </office:meta>
</office:document-meta>
</file>